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5cm" fo:min-width="5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6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5cm" fo:min-width="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cm" fo:min-width="4.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12cm" fo:min-width="2.4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7cm" fo:min-width="1.268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4cm" svg:height="0.962cm" svg:x="3cm" svg:y="2.9cm">
          <draw:text-box>
            <text:p>Sentiment Analysis for Birthday Celebrities</text:p>
          </draw:text-box>
        </draw:frame>
        <draw:frame draw:style-name="gr1" draw:text-style-name="P1" draw:layer="layout" svg:width="2.521cm" svg:height="0.962cm" svg:x="7.9cm" svg:y="6.6cm">
          <draw:text-box>
            <text:p>START</text:p>
          </draw:text-box>
        </draw:frame>
        <draw:frame draw:style-name="gr1" draw:text-style-name="P1" draw:layer="layout" svg:width="5.29cm" svg:height="0.962cm" svg:x="6.9cm" svg:y="10.2cm">
          <draw:text-box>
            <text:p>get_page_html( )</text:p>
          </draw:text-box>
        </draw:frame>
        <draw:frame draw:style-name="gr1" draw:text-style-name="P1" draw:layer="layout" svg:width="6.738cm" svg:height="0.962cm" svg:x="6.8cm" svg:y="14cm">
          <draw:text-box>
            <text:p>get_data_from_html( )</text:p>
          </draw:text-box>
        </draw:frame>
        <draw:frame draw:style-name="gr1" draw:text-style-name="P1" draw:layer="layout" svg:width="4.905cm" svg:height="0.962cm" svg:x="7.3cm" svg:y="18.2cm">
          <draw:text-box>
            <text:p>tweetanalysis( )</text:p>
          </draw:text-box>
        </draw:frame>
        <draw:frame draw:style-name="gr1" draw:text-style-name="P1" draw:layer="layout" svg:width="5.222cm" svg:height="0.962cm" svg:x="7.3cm" svg:y="22.3cm">
          <draw:text-box>
            <text:p>writing_output ( )</text:p>
          </draw:text-box>
        </draw:frame>
        <draw:frame draw:style-name="gr1" draw:text-style-name="P1" draw:layer="layout" svg:width="2.221cm" svg:height="0.962cm" svg:x="7.9cm" svg:y="25.8cm">
          <draw:text-box>
            <text:p>STOP</text:p>
          </draw:text-box>
        </draw:frame>
        <draw:custom-shape draw:style-name="gr2" draw:text-style-name="P2" draw:layer="layout" svg:width="5.7cm" svg:height="1.4cm" svg:x="6.7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6cm" svg:x="6.4cm" svg:y="1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7cm" svg:x="7.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1.6cm" svg:x="7.2cm" svg:y="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cm" svg:height="1.5cm" svg:x="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cm" svg:height="1.3cm" svg:x="7.7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cm" svg:y1="8cm" svg:x2="9.1cm" svg:y2="10.3cm">
          <text:p/>
        </draw:line>
        <draw:line draw:style-name="gr8" draw:text-style-name="P3" draw:layer="layout" svg:x1="9.4cm" svg:y1="11.7cm" svg:x2="9.5cm" svg:y2="14cm">
          <text:p/>
        </draw:line>
        <draw:line draw:style-name="gr8" draw:text-style-name="P3" draw:layer="layout" svg:x1="9.5cm" svg:y1="15.3cm" svg:x2="9.6cm" svg:y2="18cm">
          <text:p/>
        </draw:line>
        <draw:line draw:style-name="gr8" draw:text-style-name="P3" draw:layer="layout" svg:x1="9.5cm" svg:y1="19.5cm" svg:x2="9.5cm" svg:y2="22.1cm">
          <text:p/>
        </draw:line>
        <draw:line draw:style-name="gr8" draw:text-style-name="P3" draw:layer="layout" svg:x1="9cm" svg:y1="23.6cm" svg:x2="8.9cm" svg:y2="25.9cm">
          <text:p/>
        </draw:line>
        <draw:frame draw:style-name="gr1" draw:text-style-name="P1" draw:layer="layout" svg:width="5.48cm" svg:height="0.962cm" svg:x="6cm" svg:y="1.7cm">
          <draw:text-box>
            <text:p>FLOW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8:30:31.217484841</meta:creation-date>
    <dc:date>2017-05-19T18:36:16.485142372</dc:date>
    <meta:editing-duration>PT5M45S</meta:editing-duration>
    <meta:editing-cycles>1</meta:editing-cycles>
    <meta:generator>LibreOffice/5.1.6.2$Linux_X86_64 LibreOffice_project/10m0$Build-2</meta:generator>
    <meta:document-statistic meta:object-count="19"/>
  </office:meta>
</office:document-meta>
</file>